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8.009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8.1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2.286cm" svg:x="6.08cm" svg:y="6.08cm">
          <text:p text:style-name="P1">Fetching the Content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09cm" svg:height="2.413cm" svg:x="6.08cm" svg:y="10.144cm">
          <text:p text:style-name="P1">Sorting the Cont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2.54cm" svg:x="6.08cm" svg:y="2.016cm">
          <text:p text:style-name="P1">Initializing the Driv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2.667cm" svg:x="6.207cm" svg:y="14.208cm">
          <text:p text:style-name="P1">Final Outcom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017cm" svg:y1="8.62cm" svg:x2="10.017cm" svg:y2="10.271cm">
          <text:p/>
        </draw:line>
        <draw:line draw:style-name="gr5" draw:text-style-name="P2" draw:layer="layout" svg:x1="10.144cm" svg:y1="12.811cm" svg:x2="10.144cm" svg:y2="14.335cm">
          <text:p/>
        </draw:line>
        <draw:line draw:style-name="gr5" draw:text-style-name="P2" draw:layer="layout" svg:x1="10.144cm" svg:y1="4.556cm" svg:x2="10.144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13:40:16.874827603</meta:creation-date>
    <dc:date>2018-07-31T13:46:38.132652546</dc:date>
    <meta:editing-duration>PT6M23S</meta:editing-duration>
    <meta:editing-cycles>1</meta:editing-cycles>
    <meta:document-statistic meta:object-count="7"/>
    <meta:generator>LibreOffice/6.0.3.2$Linux_X86_64 LibreOffice_project/00m0$Build-2</meta:generator>
  </office:meta>
</office:document-meta>
</file>